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ffffcc" draw:textarea-horizontal-align="justify" draw:textarea-vertical-align="middle" draw:auto-grow-height="false"/>
    </style:style>
    <style:style style:name="gr2" style:family="graphic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2cm" svg:height="4.4cm" svg:x="0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4cm" svg:x="2.8cm" svg:y="4cm">
          <text:p text:style-name="P2">SCPI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4cm" svg:height="0.962cm" svg:x="0.6cm" svg:y="11.4cm">
          <draw:text-box>
            <text:p text:style-name="P3">Feature.cpp</text:p>
          </draw:text-box>
        </draw:frame>
        <draw:frame draw:style-name="gr3" draw:text-style-name="P3" xml:id="id2" draw:id="id2" draw:layer="layout" svg:width="5.853cm" svg:height="0.962cm" svg:x="4.99cm" svg:y="7.2cm">
          <draw:text-box>
            <text:p text:style-name="P3">enableFeatureXX()</text:p>
          </draw:text-box>
        </draw:frame>
        <draw:custom-shape draw:style-name="gr4" draw:text-style-name="P2" xml:id="id1" draw:id="id1" draw:layer="layout" svg:width="5.6cm" svg:height="2cm" svg:x="13cm" svg:y="3.8cm">
          <text:p text:style-name="P2">Licensed Feature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5.8cm" svg:y1="5.8cm" svg:x2="10.843cm" svg:y2="7.681cm" draw:start-shape="id1" draw:start-glue-point="2" draw:end-shape="id2" draw:end-glue-point="1" svg:d="M15800 5800c0 1254-1652 1881-4957 1881" svg:viewBox="0 0 4958 1882">
          <text:p/>
        </draw:connector>
        <draw:custom-shape draw:style-name="gr6" draw:text-style-name="P2" draw:layer="layout" svg:width="4cm" svg:height="2.4cm" svg:x="14cm" svg:y="1cm">
          <text:p text:style-name="P2">FelxLM?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25cm" svg:height="1cm" svg:x="0.675cm" svg:y="8.622cm">
          <text:p text:style-name="P1">Feature Bits (32bits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 text:style-name="P4">SCPI app uses licensing for the CART it's going to connect to in order to determine what features are available</text:p>
                </text:list-item>
                <text:list-item>
                  <text:p text:style-name="P4">Uses this to enable featur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1" xml:id="id8" draw:id="id8" draw:layer="layout" svg:width="2.4cm" svg:height="2.4cm" svg:x="2.8cm" svg:y="4cm">
          <text:p text:style-name="P1">SCPI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2.4cm" svg:height="2.4cm" svg:x="21cm" svg:y="4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941cm" svg:height="6cm" svg:x="17.8cm" svg:y="13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cm" svg:height="1cm" svg:x="22.9cm" svg:y="14.9cm">
          <text:p text:style-name="P1">Private Ke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2.741cm" svg:height="0.962cm" svg:x="24cm" svg:y="19.6cm">
          <draw:text-box>
            <text:p>Key.cpp</text:p>
          </draw:text-box>
        </draw:frame>
        <draw:frame draw:style-name="gr3" xml:id="id11" draw:id="id11" draw:layer="layout" svg:width="4.689cm" svg:height="0.962cm" svg:x="17.911cm" svg:y="14.038cm">
          <draw:text-box>
            <text:p>decode32bits()</text:p>
          </draw:text-box>
        </draw:frame>
        <draw:custom-shape draw:style-name="gr9" draw:text-style-name="P1" draw:layer="layout" svg:width="10.2cm" svg:height="6cm" svg:x="0.4cm" svg:y="13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cm" svg:height="1cm" svg:x="0.7cm" svg:y="14cm">
          <text:p text:style-name="P1">Private Key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4cm" svg:height="1cm" svg:x="0.7cm" svg:y="18.1cm">
          <text:p text:style-name="P1">License Key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xml:id="id4" draw:id="id4" draw:layer="layout" svg:width="4.689cm" svg:height="0.962cm" svg:x="5.99cm" svg:y="14cm">
          <draw:text-box>
            <text:p>encode32bits()</text:p>
          </draw:text-box>
        </draw:frame>
        <draw:frame draw:style-name="gr3" draw:layer="layout" svg:width="2.741cm" svg:height="0.962cm" svg:x="0.659cm" svg:y="19.538cm">
          <draw:text-box>
            <text:p>Key.cpp</text:p>
          </draw:text-box>
        </draw:frame>
        <draw:custom-shape draw:style-name="gr9" draw:text-style-name="P1" draw:layer="layout" svg:width="10.2cm" svg:height="4.4cm" svg:x="0.4cm" svg:y="6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4cm" svg:height="0.962cm" svg:x="0.5cm" svg:y="11.2cm">
          <draw:text-box>
            <text:p text:style-name="P3">Feature.cpp</text:p>
          </draw:text-box>
        </draw:frame>
        <draw:frame draw:style-name="gr3" draw:text-style-name="P3" xml:id="id3" draw:id="id3" draw:layer="layout" svg:width="2.513cm" svg:height="0.962cm" svg:x="7.687cm" svg:y="7.2cm">
          <draw:text-box>
            <text:p text:style-name="P3">toBits()</text:p>
          </draw:text-box>
        </draw:frame>
        <draw:custom-shape draw:style-name="gr4" draw:text-style-name="P1" draw:layer="layout" svg:width="5.925cm" svg:height="1cm" svg:x="0.7cm" svg:y="7.449cm">
          <text:p text:style-name="P1">Feature Bits (32bits)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925cm" svg:height="2.078cm" svg:x="0.675cm" svg:y="15.622cm">
          <text:p text:style-name="P1">32-bit to 128-bit</text:p>
          <text:p text:style-name="P1">Replicate tabl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513cm 1.176cm" svg:x1="10.2cm" svg:y1="7.681cm" svg:x2="8.334cm" svg:y2="14cm" draw:start-shape="id3" draw:start-glue-point="1" draw:end-shape="id4" draw:end-glue-point="0" svg:d="M10200 7681c1519 0 1266 2288 420 3215s-2286 490-2286 3104" svg:viewBox="0 0 2965 6320">
          <text:p/>
        </draw:connector>
        <draw:custom-shape draw:style-name="gr11" draw:text-style-name="P1" xml:id="id6" draw:id="id6" draw:layer="layout" svg:width="4.6cm" svg:height="1cm" svg:x="11.6cm" svg:y="14cm">
          <text:p text:style-name="P1">“Encoded Bits”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334cm" svg:y1="14.962cm" svg:x2="5.6cm" svg:y2="16.661cm" draw:start-shape="id4" draw:start-glue-point="2" draw:end-shape="id5" svg:d="M8334 14962c0 1133-911 1699-2734 1699" svg:viewBox="0 0 2735 1700">
          <text:p/>
        </draw:connector>
        <draw:connector draw:style-name="gr5" draw:text-style-name="P1" draw:layer="layout" draw:type="curve" svg:x1="5.6cm" svg:y1="16.661cm" svg:x2="13.9cm" svg:y2="15cm" draw:start-shape="id5" draw:start-glue-point="1" draw:end-shape="id6" draw:end-glue-point="2" svg:d="M5600 16661c5534 0 8300-553 8300-1661" svg:viewBox="0 0 8301 1662">
          <text:p/>
        </draw:connector>
        <draw:connector draw:style-name="gr5" draw:text-style-name="P1" draw:layer="layout" draw:type="curve" svg:x1="4.7cm" svg:y1="18.6cm" svg:x2="13.9cm" svg:y2="15cm" draw:start-shape="id7" draw:start-glue-point="1" draw:end-shape="id6" draw:end-glue-point="2" svg:d="M4700 18600c6134 0 9200-1200 9200-3600" svg:viewBox="0 0 9201 3601">
          <text:p/>
        </draw:connector>
        <draw:connector draw:style-name="gr5" draw:text-style-name="P1" draw:layer="layout" draw:type="curve" svg:x1="5.2cm" svg:y1="5.2cm" svg:x2="21cm" svg:y2="5.2cm" draw:start-shape="id8" draw:start-glue-point="1" draw:end-shape="id9" draw:end-glue-point="3" svg:d="M5200 5200h15800" svg:viewBox="0 0 15801 1">
          <text:p/>
        </draw:connector>
        <draw:frame draw:style-name="gr3" draw:layer="layout" svg:width="4.274cm" svg:height="0.962cm" svg:x="8.2cm" svg:y="4cm">
          <draw:text-box>
            <text:p>“setFeatures”</text:p>
          </draw:text-box>
        </draw:frame>
        <draw:custom-shape draw:style-name="gr4" draw:text-style-name="P1" draw:layer="layout" svg:width="4cm" svg:height="1cm" svg:x="22.5cm" svg:y="18.2cm">
          <text:p text:style-name="P1">License Ke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layer="layout" svg:width="4.925cm" svg:height="2.078cm" svg:x="21.6cm" svg:y="16cm">
          <text:p text:style-name="P1">32-bit to 128-bit</text:p>
          <text:p text:style-name="P1">Replicate tabl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1cm" svg:height="4.4cm" svg:x="18.1cm" svg:y="7.43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4cm" svg:height="0.962cm" svg:x="18.2cm" svg:y="11.838cm">
          <draw:text-box>
            <text:p text:style-name="P3">Feature.cpp</text:p>
          </draw:text-box>
        </draw:frame>
        <draw:frame draw:style-name="gr3" draw:text-style-name="P3" xml:id="id10" draw:id="id10" draw:layer="layout" svg:width="1.772cm" svg:height="0.962cm" svg:x="18.428cm" svg:y="8.038cm">
          <draw:text-box>
            <text:p text:style-name="P3">set()</text:p>
          </draw:text-box>
        </draw:frame>
        <draw:custom-shape draw:style-name="gr4" draw:text-style-name="P1" xml:id="id12" draw:id="id12" draw:layer="layout" svg:width="5.925cm" svg:height="1cm" svg:x="20.875cm" svg:y="9.5cm">
          <text:p text:style-name="P1">Feature Bits (32bit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draw:line-skew="-1.197cm" svg:x1="13.9cm" svg:y1="14cm" svg:x2="19.314cm" svg:y2="8.038cm" draw:start-shape="id6" draw:start-glue-point="0" draw:end-shape="id10" draw:end-glue-point="0" svg:d="M13900 14000c0-11488 5414-8507 5414-5962" svg:viewBox="0 0 5415 8306">
          <text:p/>
        </draw:connector>
        <draw:connector draw:style-name="gr5" draw:text-style-name="P1" draw:layer="layout" draw:type="curve" svg:x1="18.428cm" svg:y1="8.519cm" svg:x2="17.911cm" svg:y2="14.519cm" draw:start-shape="id10" draw:start-glue-point="3" draw:end-shape="id11" draw:end-glue-point="3" svg:d="M18428 8519c-1525 0-1267 6000-517 6000" svg:viewBox="0 0 1115 6001">
          <text:p/>
        </draw:connector>
        <draw:connector draw:style-name="gr5" draw:text-style-name="P1" draw:layer="layout" draw:type="curve" svg:x1="22.6cm" svg:y1="14.519cm" svg:x2="23.837cm" svg:y2="10.5cm" draw:start-shape="id11" draw:start-glue-point="1" draw:end-shape="id12" draw:end-glue-point="2" svg:d="M22600 14519c825 0 1237-1339 1237-4019" svg:viewBox="0 0 1238 4020">
          <text:p/>
        </draw:connector>
        <draw:custom-shape draw:style-name="gr11" draw:text-style-name="P1" draw:layer="layout" svg:width="4.6cm" svg:height="1cm" svg:x="12.6cm" svg:y="4cm">
          <text:p text:style-name="P1">“Encoded Bits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NOTE: Requires SCPI and CART to have set up their license key first</text:p>
              <text:p/>
              <text:list text:style-name="L2">
                <text:list-item>
                  <text:p>SCPI app gets the full feature set as a 32bit value</text:p>
                </text:list-item>
                <text:list-item>
                  <text:p>SCPI Passes the 32bit value to the Key manager which converts to a 128bit encoded string</text:p>
                </text:list-item>
                <text:list-item>
                  <text:p>SCPI sends this string to CART in a tif command to set the features</text:p>
                </text:list-item>
                <text:list-item>
                  <text:p>CART uses it's Key manager to convert back to 32 bits</text:p>
                </text:list-item>
                <text:list-item>
                  <text:p>CART uses the 32 bit value to set it's available features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0">
        <draw:custom-shape draw:style-name="gr9" draw:text-style-name="P1" draw:layer="layout" svg:width="9.1cm" svg:height="4.4cm" svg:x="18.1cm" svg:y="7.43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4cm" svg:height="0.962cm" svg:x="18.2cm" svg:y="11.838cm">
          <draw:text-box>
            <text:p text:style-name="P3">Feature.cpp</text:p>
          </draw:text-box>
        </draw:frame>
        <draw:frame draw:style-name="gr3" draw:text-style-name="P3" xml:id="id14" draw:id="id14" draw:layer="layout" svg:width="6.666cm" svg:height="0.962cm" svg:x="18.428cm" svg:y="8.038cm">
          <draw:text-box>
            <text:p text:style-name="P3">featureXXSupported()</text:p>
          </draw:text-box>
        </draw:frame>
        <draw:custom-shape draw:style-name="gr4" draw:text-style-name="P1" xml:id="id13" draw:id="id13" draw:layer="layout" svg:width="5.925cm" svg:height="1cm" svg:x="18.737cm" svg:y="10.4cm">
          <text:p text:style-name="P1">Feature Bits (32bit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21.699cm" svg:y1="10.4cm" svg:x2="21.761cm" svg:y2="9cm" draw:start-shape="id13" draw:end-shape="id14" draw:end-glue-point="2" svg:d="M21699 10400c0-1050 62-350 62-1400" svg:viewBox="0 0 63 1401">
          <text:p/>
        </draw:connector>
        <draw:connector draw:style-name="gr5" draw:text-style-name="P1" draw:layer="layout" draw:type="curve" svg:x1="18.428cm" svg:y1="8.519cm" svg:x2="14.852cm" svg:y2="8.512cm" draw:start-shape="id14" draw:start-glue-point="3" svg:d="M18428 8519c-3057 0-1269-7-3576-7" svg:viewBox="0 0 3577 8">
          <text:p/>
        </draw:connector>
        <draw:custom-shape draw:style-name="gr8" draw:text-style-name="P1" draw:layer="layout" svg:width="2.4cm" svg:height="2.4cm" svg:x="21cm" svg:y="4cm">
          <text:p text:style-name="P1">CA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>
            <draw:text-box>
              <text:list text:style-name="L2">
                <text:list-item>
                  <text:p>CART can now use the Feature class to determine which features are enabled (based on the 32 bit value)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3:16:35.350609541</meta:creation-date>
    <dc:date>2015-10-09T14:55:26.600688347</dc:date>
    <meta:editing-duration>PT5H8M45S</meta:editing-duration>
    <meta:editing-cycles>3</meta:editing-cycles>
    <meta:generator>LibreOffice/4.2.8.2$Linux_X86_64 LibreOffice_project/420m0$Build-2</meta:generator>
    <meta:document-statistic meta:object-count="75"/>
  </office:meta>
</office:document-meta>
</file>